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1.899cm"/>
    </style:style>
    <style:style style:name="co2" style:family="table-column">
      <style:table-column-properties fo:break-before="auto" style:column-width="10.1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Link</text:p>
          </table:table-cell>
          <table:table-cell/>
        </table:table-row>
        <table:table-row table:style-name="ro1">
          <table:table-cell office:value-type="string" calcext:value-type="string">
            <text:p><text:a xlink:href="https://github.com/osfans/trime" xlink:type="simple">https://github.com/osfans/trime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github.com/jpype-project/jpype" xlink:type="simple">https://github.com/jpype-project/jpype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github.com/zkwlx/ADI" xlink:type="simple">https://github.com/zkwlx/ADI</text:a>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a xlink:href="https://github.com/devopvoid/webrtc-java" xlink:type="simple">https://github.com/devopvoid/webrtc-java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github.com/glumes/AndroidDevWithCpp" xlink:type="simple">https://github.com/glumes/AndroidDevWithCpp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github.com/theeasiestway/android-opus-codec" xlink:type="simple">https://github.com/theeasiestway/android-opus-codec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github.com/wolfSSL/wolfssljni" xlink:type="simple">https://github.com/wolfSSL/wolfssljni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github.com/lixiaolia/ndk-someiplib" xlink:type="simple">https://github.com/lixiaolia/ndk-someiplib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github.com/sfuhrm/openssl4j" xlink:type="simple">https://github.com/sfuhrm/openssl4j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github.com/GibbsQin/GPlayer" xlink:type="simple">https://github.com/GibbsQin/GPlayer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github.com/yicm/BazelMixedLanguage" xlink:type="simple">https://github.com/yicm/BazelMixedLanguage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github.com/geotrellis/gdal-warp-bindings" xlink:type="simple">https://github.com/geotrellis/gdal-warp-bindings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github.com/eschao/android-PageFlip-JNI" xlink:type="simple">https://github.com/eschao/android-PageFlip-JNI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github.com/zhanghai/linenoise-android" xlink:type="simple">https://github.com/zhanghai/linenoise-android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github.com/echocat/jopus" xlink:type="simple">https://github.com/echocat/jopus</text:a>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a xlink:href="https://github.com/CurlSudoBash/LimeLight" xlink:type="simple">https://github.com/CurlSudoBash/LimeLight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github.com/novelrt/FumoCement" xlink:type="simple">https://github.com/novelrt/FumoCement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github.com/kyu-sz/LaS-VPE-Platform" xlink:type="simple">https://github.com/kyu-sz/LaS-VPE-Platform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github.com/bengtmartensson/DevSlashLirc" xlink:type="simple">https://github.com/bengtmartensson/DevSlashLirc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github.com/AlexanderSchuetz97/JavaNativeUtils" xlink:type="simple">https://github.com/AlexanderSchuetz97/JavaNativeUtils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github.com/hhu-bsinfo/neutrino" xlink:type="simple">https://github.com/hhu-bsinfo/neutrino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github.com/Hatzen/LibOQSTestApp" xlink:type="simple">https://github.com/Hatzen/LibOQSTestApp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github.com/Alegriabaile/3DPhotoAndroidNative" xlink:type="simple">https://github.com/Alegriabaile/3DPhotoAndroidNative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github.com/itdaniher/rtlsdrj" xlink:type="simple">https://github.com/itdaniher/rtlsdrj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github.com/sadikovi/rustjblas" xlink:type="simple">https://github.com/sadikovi/rustjblas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github.com/npweber/GrandPlan" xlink:type="simple">https://github.com/npweber/GrandPlan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github.com/AsteriskZuo/extension_sdk_demo" xlink:type="simple">https://github.com/AsteriskZuo/extension_sdk_demo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github.com/echocat/jogg" xlink:type="simple">https://github.com/echocat/jogg</text:a>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a xlink:href="https://github.com/mksh/jzorba" xlink:type="simple">https://github.com/mksh/jzorba</text:a>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a xlink:href="https://github.com/connectedway/of_core_jni" xlink:type="simple">https://github.com/connectedway/of_core_jni</text:a></text:p>
          </table:table-cell>
          <table:table-cell/>
        </table:table-row>
        <table:table-row table:style-name="ro1">
          <table:table-cell office:value-type="string" calcext:value-type="string">
            <text:p>https://github.com/luben/zstd-jni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s://github.com/zeromq/zmq-jni</text:p>
          </table:table-cell>
          <table:table-cell/>
        </table:table-row>
        <table:table-row table:style-name="ro1">
          <table:table-cell office:value-type="string" calcext:value-type="string">
            <text:p><text:a xlink:href="https://github.com/sheraz-nadeem/oboe_recorder_sample" xlink:type="simple">https://github.com/sheraz-nadeem/oboe_recorder_sample</text:a></text:p>
          </table:table-cell>
          <table:table-cell/>
        </table:table-row>
        <table:table-row table:style-name="ro1">
          <table:table-cell office:value-type="string" calcext:value-type="string">
            <text:p>https://github.com/wolfSSL/wolfcrypt-jni</text:p>
          </table:table-cell>
          <table:table-cell/>
        </table:table-row>
        <table:table-row table:style-name="ro1">
          <table:table-cell office:value-type="string" calcext:value-type="string">
            <text:p>https://github.com/contriteobserver/RajawaliAssimpBridge</text:p>
          </table:table-cell>
          <table:table-cell/>
        </table:table-row>
        <table:table-row table:style-name="ro1">
          <table:table-cell office:value-type="string" calcext:value-type="string">
            <text:p>https://github.com/simonppg/Break_it_all</text:p>
          </table:table-cell>
          <table:table-cell/>
        </table:table-row>
        <table:table-row table:style-name="ro1">
          <table:table-cell office:value-type="string" calcext:value-type="string">
            <text:p>https://github.com/contriteobserver/RajawaliTollBridge</text:p>
          </table:table-cell>
          <table:table-cell/>
        </table:table-row>
        <table:table-row table:style-name="ro1">
          <table:table-cell office:value-type="string" calcext:value-type="string">
            <text:p>https://github.com/nightkidxmd/libv4l2</text:p>
          </table:table-cell>
          <table:table-cell/>
        </table:table-row>
        <table:table-row table:style-name="ro1">
          <table:table-cell office:value-type="string" calcext:value-type="string">
            <text:p>https://github.com/klgraham/lua-c-embedding</text:p>
          </table:table-cell>
          <table:table-cell/>
        </table:table-row>
        <table:table-row table:style-name="ro1">
          <table:table-cell office:value-type="string" calcext:value-type="string">
            <text:p>https://github.com/tylertian123/RobotPathfinder</text:p>
          </table:table-cell>
          <table:table-cell/>
        </table:table-row>
        <table:table-row table:style-name="ro1">
          <table:table-cell office:value-type="string" calcext:value-type="string">
            <text:p>https://github.com/novelrt/FumoCement</text:p>
          </table:table-cell>
          <table:table-cell/>
        </table:table-row>
        <table:table-row table:style-name="ro1">
          <table:table-cell office:value-type="string" calcext:value-type="string">
            <text:p>https://github.com/IanJohnArcher/JTouchToolkit</text:p>
          </table:table-cell>
          <table:table-cell/>
        </table:table-row>
        <table:table-row table:style-name="ro1">
          <table:table-cell office:value-type="string" calcext:value-type="string">
            <text:p>https://github.com/ValleZ/leveldbjni</text:p>
          </table:table-cell>
          <table:table-cell/>
        </table:table-row>
        <table:table-row table:style-name="ro1">
          <table:table-cell office:value-type="string" calcext:value-type="string">
            <text:p>https://github.com/GibbsQin/GPlayer</text:p>
          </table:table-cell>
          <table:table-cell/>
        </table:table-row>
        <table:table-row table:style-name="ro1">
          <table:table-cell office:value-type="string" calcext:value-type="string">
            <text:p>https://github.com/CameraKit/jpegkit-android</text:p>
          </table:table-cell>
          <table:table-cell/>
        </table:table-row>
        <table:table-row table:style-name="ro1">
          <table:table-cell office:value-type="string" calcext:value-type="string">
            <text:p>https://github.com/pitcer/janot</text:p>
          </table:table-cell>
          <table:table-cell/>
        </table:table-row>
        <table:table-row table:style-name="ro1">
          <table:table-cell office:value-type="string" calcext:value-type="string">
            <text:p>https://github.com/VineshChauhan24/VideoEffectRendering</text:p>
          </table:table-cell>
          <table:table-cell/>
        </table:table-row>
        <table:table-row table:style-name="ro1">
          <table:table-cell office:value-type="string" calcext:value-type="string">
            <text:p>https://github.com/noiary/SoundTouch4Android</text:p>
          </table:table-cell>
          <table:table-cell/>
        </table:table-row>
        <table:table-row table:style-name="ro1">
          <table:table-cell office:value-type="string" calcext:value-type="string">
            <text:p>https://github.com/jessepav/sdljoystick4java</text:p>
          </table:table-cell>
          <table:table-cell/>
        </table:table-row>
        <table:table-row table:style-name="ro1">
          <table:table-cell office:value-type="string" calcext:value-type="string">
            <text:p>https://github.com/regar007/SDL2-Ndk-Opengles-SampleApp</text:p>
          </table:table-cell>
          <table:table-cell/>
        </table:table-row>
        <table:table-row table:style-name="ro1">
          <table:table-cell office:value-type="string" calcext:value-type="string">
            <text:p>https://github.com/Pika960/JNIHelper</text:p>
          </table:table-cell>
          <table:table-cell/>
        </table:table-row>
        <table:table-row table:style-name="ro1">
          <table:table-cell office:value-type="string" calcext:value-type="string">
            <text:p>https://github.com/AlekseiBazhenov/CanBusApp</text:p>
          </table:table-cell>
          <table:table-cell/>
        </table:table-row>
        <table:table-row table:style-name="ro1">
          <table:table-cell office:value-type="string" calcext:value-type="string">
            <text:p>https://github.com/hhu-bsinfo/jdetector</text:p>
          </table:table-cell>
          <table:table-cell/>
        </table:table-row>
        <table:table-row table:style-name="ro1">
          <table:table-cell office:value-type="string" calcext:value-type="string">
            <text:p>https://github.com/devopvoid/webrtc-java/releases/tag/v0.2.0</text:p>
          </table:table-cell>
          <table:table-cell/>
        </table:table-row>
        <table:table-row table:style-name="ro1">
          <table:table-cell office:value-type="string" calcext:value-type="string">
            <text:p>https://github.com/AndroidIDEOfficial/android-tree-sitter</text:p>
          </table:table-cell>
          <table:table-cell/>
        </table:table-row>
        <table:table-row table:style-name="ro1">
          <table:table-cell office:value-type="string" calcext:value-type="string">
            <text:p>https://github.com/pschichtel/JavaCAN/releases/tag/javacan-1.2</text:p>
          </table:table-cell>
          <table:table-cell/>
        </table:table-row>
        <table:table-row table:style-name="ro1">
          <table:table-cell office:value-type="string" calcext:value-type="string">
            <text:p>https://github.com/openvenues/jpostal</text:p>
          </table:table-cell>
          <table:table-cell/>
        </table:table-row>
        <table:table-row table:style-name="ro1">
          <table:table-cell office:value-type="string" calcext:value-type="string">
            <text:p>https://github.com/stefan-zobel/dedekind-MKL</text:p>
          </table:table-cell>
          <table:table-cell/>
        </table:table-row>
        <table:table-row table:style-name="ro1">
          <table:table-cell office:value-type="string" calcext:value-type="string">
            <text:p>https://github.com/ndunks/Android-Zbar-JNI-Example</text:p>
          </table:table-cell>
          <table:table-cell/>
        </table:table-row>
        <table:table-row table:style-name="ro1">
          <table:table-cell office:value-type="string" calcext:value-type="string">
            <text:p>https://github.com/hacktmz/faiss-center</text:p>
          </table:table-cell>
          <table:table-cell/>
        </table:table-row>
        <table:table-row table:style-name="ro1">
          <table:table-cell office:value-type="string" calcext:value-type="string">
            <text:p>https://github.com/Jiangxuewu/hello-jniCallback</text:p>
          </table:table-cell>
          <table:table-cell/>
        </table:table-row>
        <table:table-row table:style-name="ro1">
          <table:table-cell office:value-type="string" calcext:value-type="string">
            <text:p>https://github.com/sm67nono/Intel_SGX_Proj</text:p>
          </table:table-cell>
          <table:table-cell/>
        </table:table-row>
        <table:table-row table:style-name="ro1">
          <table:table-cell office:value-type="string" calcext:value-type="string">
            <text:p>https://github.com/SteadfastInnovation/libhpdf-AndroidLibrary</text:p>
          </table:table-cell>
          <table:table-cell/>
        </table:table-row>
        <table:table-row table:style-name="ro1">
          <table:table-cell office:value-type="string" calcext:value-type="string">
            <text:p>https://github.com/hchapman/libpulse-android</text:p>
          </table:table-cell>
          <table:table-cell/>
        </table:table-row>
        <table:table-row table:style-name="ro1">
          <table:table-cell office:value-type="string" calcext:value-type="string">
            <text:p>https://github.com/Alegriabaile/3DPhotoAndroidNative</text:p>
          </table:table-cell>
          <table:table-cell/>
        </table:table-row>
        <table:table-row table:style-name="ro1">
          <table:table-cell office:value-type="string" calcext:value-type="string">
            <text:p>https://github.com/PhilippeChepy/android-opusamp</text:p>
          </table:table-cell>
          <table:table-cell/>
        </table:table-row>
        <table:table-row table:style-name="ro1">
          <table:table-cell office:value-type="string" calcext:value-type="string">
            <text:p>https://github.com/NullpointerWorks/jni_examples</text:p>
          </table:table-cell>
          <table:table-cell/>
        </table:table-row>
        <table:table-row table:style-name="ro1">
          <table:table-cell office:value-type="string" calcext:value-type="string">
            <text:p>https://github.com/CodeIntelligenceTesting/jazzer/releases/tag/v0.9</text:p>
          </table:table-cell>
          <table:table-cell/>
        </table:table-row>
        <table:table-row table:style-name="ro1">
          <table:table-cell office:value-type="string" calcext:value-type="string">
            <text:p><text:a xlink:href="https://github.com/google/jni-bind/releases/tag/Release-0.1.0-alpha" xlink:type="simple">https://github.com/google/jni-bind/releases/tag/Release-0.1.0-alpha</text:a></text:p>
          </table:table-cell>
          <table:table-cell/>
        </table:table-row>
        <table:table-row table:style-name="ro1">
          <table:table-cell office:value-type="string" calcext:value-type="string">
            <text:p>https://github.com/rjeschke/jpa</text:p>
          </table:table-cell>
          <table:table-cell/>
        </table:table-row>
        <table:table-row table:style-name="ro1">
          <table:table-cell office:value-type="string" calcext:value-type="string">
            <text:p><text:a xlink:href="https://github.com/nmittu/ipc" xlink:type="simple">https://github.com/nmittu/ipc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github.com/panda912/JniDemo" xlink:type="simple">https://github.com/panda912/JniDemo</text:a></text:p>
          </table:table-cell>
          <table:table-cell/>
        </table:table-row>
        <table:table-row table:style-name="ro1">
          <table:table-cell office:value-type="string" calcext:value-type="string">
            <text:p>https://github.com/suyimin/ndk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22T11:19:10.335504462</meta:creation-date>
    <dc:date>2023-12-23T13:00:32.835488027</dc:date>
    <meta:editing-duration>PT5M22S</meta:editing-duration>
    <meta:editing-cycles>2</meta:editing-cycles>
    <meta:generator>LibreOffice/7.3.7.2$Linux_X86_64 LibreOffice_project/30$Build-2</meta:generator>
    <meta:document-statistic meta:table-count="1" meta:cell-count="79" meta:object-count="0"/>
  </office:meta>
</office:document-meta>
</file>